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bin" fo:language="fr" fo:country="FR"/>
    </style:style>
    <style:style style:name="P2" style:parent-style-name="Standard" style:family="paragraph">
      <style:text-properties style:font-name="Cabin" fo:language="fr" fo:country="FR"/>
    </style:style>
    <style:style style:name="P3" style:parent-style-name="Standard" style:family="paragraph">
      <style:text-properties style:font-name="Cabin" fo:language="fr" fo:country="FR"/>
    </style:style>
    <style:style style:name="P4" style:parent-style-name="Standard" style:family="paragraph">
      <style:text-properties style:font-name="Cabin" fo:language="fr" fo:country="FR"/>
    </style:style>
    <style:style style:name="P5" style:parent-style-name="Standard" style:family="paragraph">
      <style:paragraph-properties fo:border="0.0034in solid #000000" fo:padding="0.0972in" style:shadow="none" fo:background-color="#9999FF"/>
    </style:style>
    <style:style style:name="T6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7" style:parent-style-name="Policepardéfaut" style:family="text">
      <style:text-properties style:font-name="Cabin" fo:language="fr" fo:country="FR"/>
    </style:style>
    <style:style style:name="T8" style:parent-style-name="Policepardéfaut" style:family="text">
      <style:text-properties style:font-name="Cabin" fo:language="fr" fo:country="FR"/>
    </style:style>
    <style:style style:name="P9" style:parent-style-name="Standard" style:family="paragraph">
      <style:paragraph-properties fo:border="0.0034in solid #000000" fo:padding="0.0972in" style:shadow="none" fo:background-color="#9999FF"/>
    </style:style>
    <style:style style:name="T10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11" style:parent-style-name="Policepardéfaut" style:family="text">
      <style:text-properties style:font-name="Cabin" fo:language="fr" fo:country="FR"/>
    </style:style>
    <style:style style:name="T12" style:parent-style-name="Policepardéfaut" style:family="text">
      <style:text-properties style:font-name="Cabin" fo:language="fr" fo:country="FR"/>
    </style:style>
    <style:style style:name="T13" style:parent-style-name="Policepardéfaut" style:family="text">
      <style:text-properties style:font-name="Cabin" fo:language="fr" fo:country="FR"/>
    </style:style>
    <style:style style:name="P14" style:parent-style-name="Standard" style:family="paragraph">
      <style:text-properties style:font-name="Cabin" fo:language="fr" fo:country="FR"/>
    </style:style>
    <style:style style:name="P15" style:parent-style-name="Standard" style:family="paragraph">
      <style:text-properties style:font-name="Cabin" fo:language="fr" fo:country="FR"/>
    </style:style>
    <style:style style:name="P16" style:parent-style-name="Standard" style:family="paragraph">
      <style:text-properties style:font-name="Cabin" fo:language="fr" fo:country="FR"/>
    </style:style>
    <style:style style:name="P17" style:parent-style-name="Standard" style:family="paragraph">
      <style:paragraph-properties fo:border="0.0034in solid #000000" fo:padding="0.0972in" style:shadow="none" fo:background-color="#B2B2B2"/>
      <style:text-properties style:font-name="Cabin" fo:font-weight="bold" style:font-weight-asian="bold" style:font-weight-complex="bold" fo:language="fr" fo:country="FR"/>
    </style:style>
    <style:style style:name="P18" style:parent-style-name="Standard" style:family="paragraph">
      <style:text-properties style:font-name="Cabin" fo:language="fr" fo:country="FR"/>
    </style:style>
    <style:style style:name="P19" style:parent-style-name="Standard" style:family="paragraph">
      <style:text-properties style:font-name="Cabin" fo:language="fr" fo:country="FR"/>
    </style:style>
    <style:style style:name="P20" style:parent-style-name="Standard" style:family="paragraph">
      <style:text-properties style:font-name="Cabin" fo:language="fr" fo:country="FR"/>
    </style:style>
    <style:style style:name="P21" style:parent-style-name="Standard" style:family="paragraph">
      <style:text-properties style:font-name="Cabin" fo:language="fr" fo:country="FR"/>
    </style:style>
    <style:style style:name="P22" style:parent-style-name="Standard" style:family="paragraph">
      <style:text-properties style:font-name="Cabin" fo:language="fr" fo:country="FR"/>
    </style:style>
    <style:style style:name="P23" style:parent-style-name="Standard" style:family="paragraph">
      <style:paragraph-properties fo:text-align="justify"/>
      <style:text-properties style:font-name="Cabin" fo:language="fr" fo:country="FR"/>
    </style:style>
    <style:style style:name="P2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5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2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9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3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7" style:parent-style-name="Policepardéfaut" style:family="text">
      <style:text-properties style:font-name="Consolas" style:font-name-asian="Times New Roman" style:font-name-complex="Times New Roman" fo:color="#FFCB6B" style:letter-kerning="false" fo:font-size="10.5pt" style:font-size-asian="10.5pt" style:font-size-complex="10.5pt" style:language-asian="fr" style:country-asian="FR" style:language-complex="ar" style:country-complex="SA"/>
    </style:style>
    <style:style style:name="T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4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51" style:parent-style-name="Normal" style:family="paragraph">
      <style:paragraph-properties style:vertical-align="auto" style:line-height-at-least="0.1979in" fo:background-color="#0F111A"/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52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5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6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6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6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7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7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7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7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0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8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8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8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8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90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9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9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9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9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9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9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0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0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0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0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0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0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0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0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0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1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11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1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1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1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1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12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2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29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3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3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33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3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3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3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3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40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14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4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14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4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4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4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5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2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5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1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5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160" style:parent-style-name="Standard" style:family="paragraph">
      <style:paragraph-properties fo:text-align="justify"/>
      <style:text-properties style:font-name="Cabin" fo:language="fr" fo:country="FR"/>
    </style:style>
    <style:style style:name="P161" style:parent-style-name="Standard" style:family="paragraph">
      <style:paragraph-properties fo:text-align="justify"/>
    </style:style>
    <style:style style:name="T162" style:parent-style-name="Policepardéfaut" style:family="text">
      <style:text-properties style:font-name="Cabin" fo:language="fr" fo:country="FR"/>
    </style:style>
    <style:style style:name="T163" style:parent-style-name="Policepardéfaut" style:family="text">
      <style:text-properties style:font-name="Cabin" fo:language="fr" fo:country="FR"/>
    </style:style>
    <style:style style:name="T164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165" style:parent-style-name="Policepardéfaut" style:family="text">
      <style:text-properties style:font-name="Cabin" fo:language="fr" fo:country="FR"/>
    </style:style>
    <style:style style:name="P166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67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68" style:parent-style-name="Standard" style:family="paragraph">
      <style:paragraph-properties fo:text-align="justify"/>
      <style:text-properties style:font-name="Cabin" fo:language="fr" fo:country="FR"/>
    </style:style>
    <style:style style:name="P169" style:parent-style-name="Standard" style:family="paragraph">
      <style:paragraph-properties fo:text-align="justify"/>
      <style:text-properties style:font-name="Cabin" fo:language="fr" fo:country="FR"/>
    </style:style>
    <style:style style:name="P17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7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72" style:parent-style-name="Standard" style:family="paragraph">
      <style:paragraph-properties fo:text-align="justify"/>
      <style:text-properties style:font-name="Cabin" fo:language="fr" fo:country="FR"/>
    </style:style>
    <style:style style:name="P173" style:parent-style-name="Standard" style:family="paragraph">
      <style:paragraph-properties fo:text-align="justify"/>
    </style:style>
    <style:style style:name="T174" style:parent-style-name="Policepardéfaut" style:family="text">
      <style:text-properties style:font-name="Cabin" fo:language="fr" fo:country="FR"/>
    </style:style>
    <style:style style:name="T175" style:parent-style-name="Policepardéfaut" style:family="text">
      <style:text-properties style:font-name="Courier" fo:language="fr" fo:country="FR"/>
    </style:style>
    <style:style style:name="T176" style:parent-style-name="Policepardéfaut" style:family="text">
      <style:text-properties style:font-name="Cabin" fo:language="fr" fo:country="FR"/>
    </style:style>
    <style:style style:name="T177" style:parent-style-name="Policepardéfaut" style:family="text">
      <style:text-properties style:font-name="Cabin" fo:language="fr" fo:country="FR"/>
    </style:style>
    <style:style style:name="T178" style:parent-style-name="Policepardéfaut" style:family="text">
      <style:text-properties style:font-name="Cabin" fo:language="fr" fo:country="FR"/>
    </style:style>
    <style:style style:name="P179" style:parent-style-name="Standard" style:family="paragraph">
      <style:paragraph-properties fo:text-align="justify"/>
      <style:text-properties style:font-name="Cabin" fo:language="fr" fo:country="FR"/>
    </style:style>
    <style:style style:name="P180" style:parent-style-name="Standard" style:family="paragraph">
      <style:paragraph-properties fo:text-align="justify"/>
    </style:style>
    <style:style style:name="T181" style:parent-style-name="Policepardéfaut" style:family="text">
      <style:text-properties style:font-name="Cabin" fo:language="fr" fo:country="FR"/>
    </style:style>
    <style:style style:name="T182" style:parent-style-name="Policepardéfaut" style:family="text">
      <style:text-properties style:font-name="Courier" fo:language="fr" fo:country="FR"/>
    </style:style>
    <style:style style:name="P18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18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8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8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8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9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19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9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19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9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96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1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19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19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0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0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0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0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0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0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0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08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0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10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1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12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1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14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16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21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1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1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2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2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2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2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25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2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2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2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3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3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3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23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3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238" style:parent-style-name="Standard" style:family="paragraph">
      <style:paragraph-properties fo:text-align="justify"/>
      <style:text-properties style:font-name="Cabin" fo:language="fr" fo:country="FR"/>
    </style:style>
    <style:style style:name="P239" style:parent-style-name="Standard" style:family="paragraph">
      <style:paragraph-properties fo:text-align="justify"/>
      <style:text-properties style:font-name="Cabin" fo:language="fr" fo:country="FR"/>
    </style:style>
    <style:style style:name="P240" style:parent-style-name="Standard" style:family="paragraph">
      <style:paragraph-properties fo:text-align="justify"/>
      <style:text-properties style:font-name="Cabin" fo:language="fr" fo:country="FR"/>
    </style:style>
    <style:style style:name="P241" style:parent-style-name="Standard" style:family="paragraph">
      <style:paragraph-properties fo:text-align="justify"/>
      <style:text-properties style:font-name="Cabin" fo:language="fr" fo:country="FR"/>
    </style:style>
    <style:style style:name="P242" style:parent-style-name="Standard" style:family="paragraph">
      <style:paragraph-properties fo:text-align="justify"/>
      <style:text-properties style:font-name="Cabin" fo:language="fr" fo:country="FR"/>
    </style:style>
    <style:style style:name="P243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4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45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4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4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5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5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2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5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5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5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56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2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5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5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60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6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6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6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65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2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6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6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6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7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7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7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27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7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7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7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7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8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81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28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28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8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28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8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28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29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29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29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293" style:parent-style-name="Standard" style:family="paragraph">
      <style:paragraph-properties fo:text-align="justify"/>
      <style:text-properties style:font-name="Cabin" fo:language="fr" fo:country="FR"/>
    </style:style>
    <style:style style:name="P294" style:parent-style-name="Standard" style:family="paragraph">
      <style:paragraph-properties fo:text-align="justify"/>
      <style:text-properties style:font-name="Cabin" fo:language="fr" fo:country="FR"/>
    </style:style>
    <style:style style:name="P295" style:parent-style-name="Standard" style:family="paragraph">
      <style:paragraph-properties fo:border="0.0034in solid #000000" fo:padding="0.0138in" style:shadow="none" fo:background-color="#EEEEEE"/>
      <style:text-properties style:font-name="Cabin"/>
    </style:style>
    <style:style style:name="P296" style:parent-style-name="Standard" style:family="paragraph">
      <style:paragraph-properties fo:border="0.0034in solid #000000" fo:padding="0.0138in" style:shadow="none" fo:background-color="#EEEEEE"/>
      <style:text-properties style:font-name="Cabin"/>
    </style:style>
    <style:style style:name="P297" style:parent-style-name="Standard" style:family="paragraph">
      <style:paragraph-properties fo:border="0.0034in solid #000000" fo:padding="0.0138in" style:shadow="none" fo:background-color="#EEEEEE"/>
      <style:text-properties style:font-name="Cabin"/>
    </style:style>
    <style:style style:name="P298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299" style:parent-style-name="Standard" style:family="paragraph">
      <style:paragraph-properties fo:text-align="justify"/>
      <style:text-properties style:font-name="Cabin" fo:language="fr" fo:country="FR"/>
    </style:style>
    <style:style style:name="P300" style:parent-style-name="Standard" style:family="paragraph">
      <style:paragraph-properties fo:text-align="justify"/>
      <style:text-properties style:font-name="Cabin" fo:language="fr" fo:country="FR"/>
    </style:style>
    <style:style style:name="P301" style:parent-style-name="Standard" style:family="paragraph">
      <style:paragraph-properties fo:text-align="justify"/>
      <style:text-properties style:font-name="Cabin" fo:language="fr" fo:country="FR"/>
    </style:style>
    <style:style style:name="P302" style:parent-style-name="Standard" style:family="paragraph">
      <style:paragraph-properties fo:text-align="justify"/>
      <style:text-properties style:font-name="Cabin" fo:language="fr" fo:country="FR"/>
    </style:style>
    <style:style style:name="P303" style:parent-style-name="Standard" style:family="paragraph">
      <style:paragraph-properties fo:text-align="justify"/>
      <style:text-properties style:font-name="Cabin" fo:language="fr" fo:country="FR"/>
    </style:style>
    <style:style style:name="P30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0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0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0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0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1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1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12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31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1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1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1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17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31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1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2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21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2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2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2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2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27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32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2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3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31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3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33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3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3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36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33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3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3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40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4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4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4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4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45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style:language-asian="fr" style:country-asian="FR" style:language-complex="ar" style:country-complex="SA"/>
    </style:style>
    <style:style style:name="T34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4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48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5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5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5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5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5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5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5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5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5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6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6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6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6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6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37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7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7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7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7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7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7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7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7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7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8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8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82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8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8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8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8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8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8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8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9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9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9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39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9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39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396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39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398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39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00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40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402" style:parent-style-name="Policepardéfaut" style:family="text">
      <style:text-properties style:font-name="Consolas" style:font-name-asian="Times New Roman" style:font-name-complex="Times New Roman" fo:color="#F78C6C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40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404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0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T40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407" style:parent-style-name="Standard" style:family="paragraph">
      <style:paragraph-properties fo:text-align="justify"/>
    </style:style>
    <style:style style:name="T408" style:parent-style-name="Policepardéfaut" style:family="text">
      <style:text-properties style:font-name="Courier" fo:language="fr" fo:country="FR"/>
    </style:style>
    <style:style style:name="P409" style:parent-style-name="Standard" style:family="paragraph">
      <style:paragraph-properties fo:text-align="justify"/>
      <style:text-properties style:font-name="Cabin" fo:language="fr" fo:country="FR"/>
    </style:style>
    <style:style style:name="P41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1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1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1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14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1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16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17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18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41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2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2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2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23" style:parent-style-name="Policepardéfaut" style:family="text">
      <style:text-properties style:font-name="Consolas" style:font-name-asian="Times New Roman" style:font-name-complex="Times New Roman" fo:color="#FF5370" style:letter-kerning="false" fo:font-size="10.5pt" style:font-size-asian="10.5pt" style:font-size-complex="10.5pt" style:language-asian="fr" style:country-asian="FR" style:language-complex="ar" style:country-complex="SA"/>
    </style:style>
    <style:style style:name="T42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25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2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27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2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29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3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3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32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33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3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35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36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37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3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39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40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41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4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43" style:parent-style-name="Policepardéfaut" style:family="text">
      <style:text-properties style:font-name="Consolas" style:font-name-asian="Times New Roman" style:font-name-complex="Times New Roman" fo:color="#C3E88D" style:letter-kerning="false" fo:font-size="10.5pt" style:font-size-asian="10.5pt" style:font-size-complex="10.5pt" style:language-asian="fr" style:country-asian="FR" style:language-complex="ar" style:country-complex="SA"/>
    </style:style>
    <style:style style:name="T444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45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46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47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48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49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50" style:parent-style-name="Policepardéfaut" style:family="text">
      <style:text-properties style:font-name="Consolas" style:font-name-asian="Times New Roman" style:font-name-complex="Times New Roman" fo:color="#C792EA" style:letter-kerning="false" fo:font-size="10.5pt" style:font-size-asian="10.5pt" style:font-size-complex="10.5pt" style:language-asian="fr" style:country-asian="FR" style:language-complex="ar" style:country-complex="SA"/>
    </style:style>
    <style:style style:name="T45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52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45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54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5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56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5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58" style:parent-style-name="Policepardéfaut" style:family="text">
      <style:text-properties style:font-name="Consolas" style:font-name-asian="Times New Roman" style:font-name-complex="Times New Roman" fo:font-style="italic" style:font-style-asian="italic" style:font-style-complex="italic" fo:color="#464B5D" style:letter-kerning="false" fo:font-size="10.5pt" style:font-size-asian="10.5pt" style:font-size-complex="10.5pt" style:language-asian="fr" style:country-asian="FR" style:language-complex="ar" style:country-complex="SA"/>
    </style:style>
    <style:style style:name="P459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60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61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62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63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64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465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66" style:parent-style-name="Policepardéfaut" style:family="text">
      <style:text-properties style:font-name="Consolas" style:font-name-asian="Times New Roman" style:font-name-complex="Times New Roman" fo:color="#82AAFF" style:letter-kerning="false" fo:font-size="10.5pt" style:font-size-asian="10.5pt" style:font-size-complex="10.5pt" style:language-asian="fr" style:country-asian="FR" style:language-complex="ar" style:country-complex="SA"/>
    </style:style>
    <style:style style:name="T467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T468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69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style:language-asian="fr" style:country-asian="FR" style:language-complex="ar" style:country-complex="SA"/>
    </style:style>
    <style:style style:name="P470" style:parent-style-name="Normal" style:family="paragraph">
      <style:paragraph-properties style:vertical-align="auto" style:line-height-at-least="0.1979in" fo:background-color="#0F111A"/>
      <style:text-properties fo:hyphenate="true"/>
    </style:style>
    <style:style style:name="T471" style:parent-style-name="Policepardéfaut" style:family="text">
      <style:text-properties style:font-name="Consolas" style:font-name-asian="Times New Roman" style:font-name-complex="Times New Roman" fo:color="#8F93A2" style:letter-kerning="false" fo:font-size="10.5pt" style:font-size-asian="10.5pt" style:font-size-complex="10.5pt" style:language-asian="fr" style:country-asian="FR" style:language-complex="ar" style:country-complex="SA"/>
    </style:style>
    <style:style style:name="T472" style:parent-style-name="Policepardéfaut" style:family="text">
      <style:text-properties style:font-name="Consolas" style:font-name-asian="Times New Roman" style:font-name-complex="Times New Roman" fo:color="#89DDFF" style:letter-kerning="false" fo:font-size="10.5pt" style:font-size-asian="10.5pt" style:font-size-complex="10.5pt" fo:language="fr" fo:country="FR" style:language-asian="fr" style:country-asian="FR" style:language-complex="ar" style:country-complex="SA"/>
    </style:style>
    <style:style style:name="P47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74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75" style:parent-style-name="Standard" style:family="paragraph">
      <style:paragraph-properties fo:text-align="justify"/>
      <style:text-properties style:font-name="Cabin" fo:language="fr" fo:country="FR"/>
    </style:style>
    <style:style style:name="P476" style:parent-style-name="Standard" style:family="paragraph">
      <style:paragraph-properties fo:text-align="justify"/>
      <style:text-properties style:font-name="Cabin" fo:language="fr" fo:country="FR"/>
    </style:style>
    <style:style style:name="P477" style:parent-style-name="Standard" style:family="paragraph">
      <style:paragraph-properties fo:text-align="justify"/>
      <style:text-properties style:font-name="Cabin" fo:language="fr" fo:country="FR"/>
    </style:style>
    <style:style style:name="P478" style:parent-style-name="Standard" style:family="paragraph">
      <style:text-properties style:font-name="Cabin" fo:language="fr" fo:country="FR"/>
    </style:style>
    <style:style style:name="P479" style:parent-style-name="Standard" style:family="paragraph">
      <style:paragraph-properties fo:text-align="justify"/>
      <style:text-properties style:font-name="Cabin" fo:language="fr" fo:country="FR"/>
    </style:style>
    <style:style style:name="P48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8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82" style:parent-style-name="Standard" style:family="paragraph">
      <style:paragraph-properties fo:text-align="justify"/>
      <style:text-properties style:font-name="Cabin" fo:language="fr" fo:country="FR"/>
    </style:style>
    <style:style style:name="P483" style:parent-style-name="Standard" style:family="paragraph">
      <style:paragraph-properties fo:text-align="justify"/>
      <style:text-properties style:font-name="Cabin" fo:language="fr" fo:country="FR"/>
    </style:style>
    <style:style style:name="P484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85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86" style:parent-style-name="Standard" style:family="paragraph">
      <style:paragraph-properties fo:text-align="justify"/>
      <style:text-properties style:font-name="Cabin" fo:language="fr" fo:country="FR"/>
    </style:style>
    <style:style style:name="P487" style:parent-style-name="Standard" style:family="paragraph">
      <style:paragraph-properties fo:text-align="justify"/>
      <style:text-properties style:font-name="Cabin" fo:language="fr" fo:country="FR"/>
    </style:style>
    <style:style style:name="P488" style:parent-style-name="Standard" style:family="paragraph">
      <style:text-properties style:font-name="Cabin" fo:language="fr" fo:country="FR"/>
    </style:style>
    <style:style style:name="P489" style:parent-style-name="Standard" style:family="paragraph">
      <style:text-properties style:font-name="Cabin" fo:language="fr" fo:country="FR"/>
    </style:style>
    <style:style style:name="P490" style:parent-style-name="Standard" style:family="paragraph">
      <style:text-properties style:font-name="Cabin" fo:language="fr" fo:country="FR"/>
    </style:style>
    <style:style style:name="P491" style:parent-style-name="Standard" style:family="paragraph">
      <style:paragraph-properties fo:text-align="justify"/>
      <style:text-properties style:font-name="Cabin" fo:language="fr" fo:country="FR"/>
    </style:style>
    <style:style style:name="P492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9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94" style:parent-style-name="Standard" style:family="paragraph">
      <style:paragraph-properties fo:text-align="justify"/>
      <style:text-properties style:font-name="Cabin" fo:language="fr" fo:country="FR"/>
    </style:style>
    <style:style style:name="P495" style:parent-style-name="Standard" style:family="paragraph">
      <style:paragraph-properties fo:text-align="justify"/>
      <style:text-properties style:font-name="Cabin" fo:language="fr" fo:country="FR"/>
    </style:style>
    <style:style style:name="P496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97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498" style:parent-style-name="Standard" style:family="paragraph">
      <style:paragraph-properties fo:text-align="justify"/>
      <style:text-properties style:font-name="Cabin" fo:language="fr" fo:country="FR"/>
    </style:style>
    <style:style style:name="P499" style:parent-style-name="Standard" style:family="paragraph">
      <style:paragraph-properties fo:text-align="justify"/>
      <style:text-properties style:font-name="Cabin" fo:language="fr" fo:country="FR"/>
    </style:style>
    <style:style style:name="P500" style:parent-style-name="Standard" style:family="paragraph">
      <style:paragraph-properties fo:text-align="justify"/>
    </style:style>
    <style:style style:name="T501" style:parent-style-name="Policepardéfaut" style:family="text">
      <style:text-properties style:font-name="Cabin" fo:language="fr" fo:country="FR"/>
    </style:style>
    <style:style style:name="T502" style:parent-style-name="Policepardéfaut" style:family="text">
      <style:text-properties style:font-name="Courier" fo:language="fr" fo:country="FR"/>
    </style:style>
    <style:style style:name="T503" style:parent-style-name="Policepardéfaut" style:family="text">
      <style:text-properties style:font-name="Cabin" fo:language="fr" fo:country="FR"/>
    </style:style>
    <style:style style:name="T504" style:parent-style-name="Policepardéfaut" style:family="text">
      <style:text-properties style:font-name="Cabin" fo:language="fr" fo:country="FR"/>
    </style:style>
    <style:style style:name="P505" style:parent-style-name="Standard" style:family="paragraph">
      <style:paragraph-properties fo:text-align="justify"/>
      <style:text-properties style:font-name="Cabin" fo:language="fr" fo:country="FR"/>
    </style:style>
    <style:style style:name="P506" style:parent-style-name="Standard" style:family="paragraph">
      <style:paragraph-properties fo:text-align="justify"/>
      <style:text-properties style:font-name="Cabin" fo:language="fr" fo:country="FR"/>
    </style:style>
    <style:style style:name="P507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508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509" style:parent-style-name="Standard" style:family="paragraph">
      <style:paragraph-properties fo:text-align="justify"/>
      <style:text-properties style:font-name="Cabin" fo:language="fr" fo:country="FR"/>
    </style:style>
    <style:style style:name="P510" style:parent-style-name="Standard" style:family="paragraph">
      <style:paragraph-properties fo:text-align="justify"/>
      <style:text-properties style:font-name="Cabin" fo:language="fr" fo:country="FR"/>
    </style:style>
    <style:style style:name="P511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512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513" style:parent-style-name="Standard" style:family="paragraph">
      <style:paragraph-properties fo:text-align="justify"/>
      <style:text-properties style:font-name="Cabin" fo:language="fr" fo:country="FR"/>
    </style:style>
    <style:style style:name="P514" style:parent-style-name="Standard" style:family="paragraph">
      <style:paragraph-properties fo:text-align="justify"/>
      <style:text-properties style:font-name="Cabin" fo:language="fr" fo:country="FR"/>
    </style:style>
    <style:style style:name="P515" style:parent-style-name="Standard" style:family="paragraph">
      <style:text-properties style:font-name="Cabin" fo:font-weight="bold" style:font-weight-asian="bold" style:font-weight-complex="bold" fo:language="fr" fo:country="FR"/>
    </style:style>
    <style:style style:name="P516" style:parent-style-name="Standard" style:family="paragraph">
      <style:paragraph-properties fo:border="0.0034in solid #000000" fo:padding="0.0972in" style:shadow="none" fo:background-color="#9999FF"/>
      <style:text-properties style:font-name="Cabin" fo:font-weight="bold" style:font-weight-asian="bold" style:font-weight-complex="bold" fo:language="fr" fo:country="FR"/>
    </style:style>
    <style:style style:name="P517" style:parent-style-name="Standard" style:family="paragraph">
      <style:paragraph-properties fo:border="0.0034in solid #000000" fo:padding="0.0972in" style:shadow="none" fo:background-color="#9999FF"/>
      <style:text-properties style:font-name="Cabin" fo:font-weight="bold" style:font-weight-asian="bold" style:font-weight-complex="bold" fo:language="fr" fo:country="FR"/>
    </style:style>
    <style:style style:name="P518" style:parent-style-name="Standard" style:family="paragraph">
      <style:paragraph-properties fo:border="0.0034in solid #000000" fo:padding="0.0972in" style:shadow="none" fo:background-color="#9999FF"/>
    </style:style>
    <style:style style:name="T519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P520" style:parent-style-name="Standard" style:family="paragraph">
      <style:paragraph-properties fo:border="0.0034in solid #000000" fo:padding="0.0972in" style:shadow="none" fo:background-color="#9999FF"/>
    </style:style>
    <style:style style:name="T521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P522" style:parent-style-name="Standard" style:family="paragraph">
      <style:text-properties style:font-name="Cabin" fo:language="fr" fo:country="FR"/>
    </style:style>
    <style:style style:name="P523" style:parent-style-name="Standard" style:family="paragraph">
      <style:paragraph-properties fo:text-align="justify"/>
      <style:text-properties style:font-name="Cabin" fo:language="fr" fo:country="FR"/>
    </style:style>
  </office:automatic-styles>
  <office:body>
    <office:text text:use-soft-page-breaks="true">
      <text:p text:style-name="P1">Programmation Java<text:s/>@ App3</text:p>
      <text:p text:style-name="P2">Polytech Paris-Sud | 2019-20</text:p>
      <text:p text:style-name="P3"/>
      <text:p text:style-name="P4"/>
      <text:p text:style-name="P5"><text:span text:style-name="T6">Nom :</text:span><text:span text:style-name="T7"><text:s/></text:span><text:span text:style-name="T8">Kerautret</text:span></text:p>
      <text:p text:style-name="P9"><text:span text:style-name="T10">Prénom :</text:span><text:span text:style-name="T11"><text:s/></text:span><text:span text:style-name="T12">Steven K</text:span><text:span text:style-name="T13">erautret</text:span></text:p>
      <text:p text:style-name="P14"/>
      <text:p text:style-name="P15"/>
      <text:p text:style-name="P16"/>
      <text:p text:style-name="P17">Exercice 2</text:p>
      <text:p text:style-name="P18"/>
      <text:p text:style-name="P19"/>
      <text:p text:style-name="P20">Vous allez développer une classe utilitaire en Java permettant de réaliser divers traitements sur des tableaux d’entiers.</text:p>
      <text:p text:style-name="P21"/>
      <text:p text:style-name="P22">1. Créez une classe au nom approprié dans un<text:s/>package pertinent. Ajoutez une méthode statique à votre classe permettant de créer un tableau d’entiers (int[]) à partir d’un tableau de chaı̂nes de caractères (String[]).</text:p>
      <text:p text:style-name="P23">#2.1.1 code de la classe</text:p>
      <text:p text:style-name="P24"><text:span text:style-name="T25">package</text:span><text:span text:style-name="T26"> </text:span><text:span text:style-name="T27">tableau</text:span><text:span text:style-name="T28">;</text:span></text:p>
      <text:p text:style-name="P29"/>
      <text:p text:style-name="P30"><text:span text:style-name="T31">public</text:span><text:span text:style-name="T32"> </text:span><text:span text:style-name="T33">final</text:span><text:span text:style-name="T34"> </text:span><text:span text:style-name="T35">class</text:span><text:span text:style-name="T36"> </text:span><text:span text:style-name="T37">App</text:span><text:span text:style-name="T38"> </text:span><text:span text:style-name="T39">{</text:span></text:p>
      <text:p text:style-name="P40"><text:span text:style-name="T41">    </text:span><text:span text:style-name="T42">private</text:span><text:span text:style-name="T43"> </text:span><text:span text:style-name="T44">App</text:span><text:span text:style-name="T45">()</text:span><text:span text:style-name="T46"> </text:span><text:span text:style-name="T47">{</text:span></text:p>
      <text:p text:style-name="P48"><text:span text:style-name="T49">    </text:span><text:span text:style-name="T50">}</text:span></text:p>
      <text:p text:style-name="P51"/>
      <text:p text:style-name="P52"><text:span text:style-name="T53">    </text:span><text:span text:style-name="T54">public</text:span><text:span text:style-name="T55"> </text:span><text:span text:style-name="T56">static</text:span><text:span text:style-name="T57"> </text:span><text:span text:style-name="T58">int</text:span><text:span text:style-name="T59">[]</text:span><text:span text:style-name="T60"> </text:span><text:span text:style-name="T61">convertTab</text:span><text:span text:style-name="T62">(</text:span><text:span text:style-name="T63">String</text:span><text:span text:style-name="T64">[]</text:span><text:span text:style-name="T65"> </text:span><text:span text:style-name="T66">tab</text:span><text:span text:style-name="T67">)</text:span><text:span text:style-name="T68"> </text:span><text:span text:style-name="T69">throws</text:span><text:span text:style-name="T70"> </text:span><text:span text:style-name="T71">NumberFormatException</text:span><text:span text:style-name="T72">{</text:span></text:p>
      <text:p text:style-name="P73"><text:span text:style-name="T74">        </text:span><text:span text:style-name="T75">int</text:span><text:span text:style-name="T76">[]</text:span><text:span text:style-name="T77"> integerTab </text:span><text:span text:style-name="T78">=</text:span><text:span text:style-name="T79"> </text:span><text:span text:style-name="T80">new</text:span><text:span text:style-name="T81"> </text:span><text:span text:style-name="T82">int</text:span><text:span text:style-name="T83">[</text:span><text:span text:style-name="T84">tab</text:span><text:span text:style-name="T85">.</text:span><text:span text:style-name="T86">length</text:span><text:span text:style-name="T87">];</text:span></text:p>
      <text:p text:style-name="P88"><text:span text:style-name="T89">        </text:span><text:span text:style-name="T90">for</text:span><text:span text:style-name="T91"> </text:span><text:span text:style-name="T92">(</text:span><text:span text:style-name="T93">int</text:span><text:span text:style-name="T94"> i</text:span><text:span text:style-name="T95">=</text:span><text:span text:style-name="T96">0</text:span><text:span text:style-name="T97">;</text:span><text:span text:style-name="T98"> i</text:span><text:span text:style-name="T99">&lt;</text:span><text:span text:style-name="T100">tab</text:span><text:span text:style-name="T101">.</text:span><text:span text:style-name="T102">length</text:span><text:span text:style-name="T103">;</text:span><text:span text:style-name="T104"> i</text:span><text:span text:style-name="T105">++</text:span><text:span text:style-name="T106">){</text:span></text:p>
      <text:p text:style-name="P107"><text:span text:style-name="T108">            </text:span><text:span text:style-name="T109">try</text:span><text:span text:style-name="T110">{</text:span></text:p>
      <text:p text:style-name="P111"><text:span text:style-name="T112">                integerTab</text:span><text:span text:style-name="T113">[</text:span><text:span text:style-name="T114">i</text:span><text:span text:style-name="T115">]</text:span><text:span text:style-name="T116"> </text:span><text:span text:style-name="T117">=</text:span><text:span text:style-name="T118"> Integer</text:span><text:span text:style-name="T119">.</text:span><text:span text:style-name="T120">valueOf</text:span><text:span text:style-name="T121">(</text:span><text:span text:style-name="T122">tab</text:span><text:span text:style-name="T123">[</text:span><text:span text:style-name="T124">i</text:span><text:span text:style-name="T125">]);</text:span></text:p>
      <text:p text:style-name="P126"><text:span text:style-name="T127">            </text:span><text:span text:style-name="T128">}</text:span><text:span text:style-name="T129">catch</text:span><text:span text:style-name="T130">(</text:span><text:span text:style-name="T131">NumberFormatException</text:span><text:span text:style-name="T132"> </text:span><text:span text:style-name="T133">e</text:span><text:span text:style-name="T134">){</text:span></text:p>
      <text:p text:style-name="P135"><text:span text:style-name="T136">                System</text:span><text:span text:style-name="T137">.</text:span><text:span text:style-name="T138">out</text:span><text:span text:style-name="T139">.</text:span><text:span text:style-name="T140">println</text:span><text:span text:style-name="T141">(</text:span><text:span text:style-name="T142">e</text:span><text:span text:style-name="T143">);</text:span></text:p>
      <text:p text:style-name="P144"><text:span text:style-name="T145">            </text:span><text:span text:style-name="T146">}</text:span></text:p>
      <text:p text:style-name="P147"><text:span text:style-name="T148">        </text:span><text:span text:style-name="T149">}</text:span></text:p>
      <text:p text:style-name="P150"><text:span text:style-name="T151">        </text:span><text:span text:style-name="T152">return</text:span><text:span text:style-name="T153"> integerTab</text:span><text:span text:style-name="T154">;</text:span></text:p>
      <text:p text:style-name="P155"><text:span text:style-name="T156">    </text:span><text:span text:style-name="T157">}</text:span></text:p>
      <text:p text:style-name="P158"><text:span text:style-name="T159">}</text:span></text:p>
      <text:p text:style-name="P160"/>
      <text:p text:style-name="P161"><text:span text:style-name="T162">#2.1.2 Pourquoi est-il utile d'associer notre classe</text:span><text:span text:style-name="T163"><text:s/>à un<text:s/></text:span><text:span text:style-name="T164">package</text:span><text:span text:style-name="T165"><text:s/>?</text:span></text:p>
      <text:p text:style-name="P166">Pour l’utiliser dans d’autres classes<text:s/>du même package</text:p>
      <text:p text:style-name="P167"/>
      <text:p text:style-name="P168"/>
      <text:p text:style-name="P169">#2.1.3 Comment la méthode de conversion doit-elle se comporter en cas de problème de conversion, i.e. si une des chaı̂nes du tableau ne peut pas être convertie en entier à l’exécution ?</text:p>
      <text:p text:style-name="P170">La méthode throw une exception pour contourner l’erreur</text:p>
      <text:p text:style-name="P171"/>
      <text:p text:style-name="P172"/>
      <text:soft-page-break/>
      <text:p text:style-name="P173"><text:span text:style-name="T174">2. Ajoutez une méthode<text:s/></text:span><text:span text:style-name="T175">main</text:span><text:span text:style-name="T176"><text:s/>à cette classe</text:span><text:span text:style-name="T177"><text:s/>pour tester la méthode précédente en lui transmettant le tableau de paramètres<text:s/></text:span><text:span text:style-name="T178"><text:tab/></text:span></text:p>
      <text:p text:style-name="P179"/>
      <text:p text:style-name="P180"><text:span text:style-name="T181">#2.2.1 méthode<text:s/></text:span><text:span text:style-name="T182">main</text:span></text:p>
      <text:p text:style-name="P183"><text:span text:style-name="T184">    </text:span><text:span text:style-name="T185">public</text:span><text:span text:style-name="T186"> </text:span><text:span text:style-name="T187">static</text:span><text:span text:style-name="T188"> </text:span><text:span text:style-name="T189">void</text:span><text:span text:style-name="T190"> </text:span><text:span text:style-name="T191">main</text:span><text:span text:style-name="T192">(</text:span><text:span text:style-name="T193">String</text:span><text:span text:style-name="T194">[]</text:span><text:span text:style-name="T195"> </text:span><text:span text:style-name="T196">args</text:span><text:span text:style-name="T197">)</text:span><text:span text:style-name="T198"> </text:span><text:span text:style-name="T199">{</text:span></text:p>
      <text:p text:style-name="P200"><text:span text:style-name="T201">        </text:span><text:span text:style-name="T202">String</text:span><text:span text:style-name="T203">[]</text:span><text:span text:style-name="T204"> tab </text:span><text:span text:style-name="T205">=</text:span><text:span text:style-name="T206"> </text:span><text:span text:style-name="T207">{"</text:span><text:span text:style-name="T208">1</text:span><text:span text:style-name="T209">","</text:span><text:span text:style-name="T210">2</text:span><text:span text:style-name="T211">","</text:span><text:span text:style-name="T212">123</text:span><text:span text:style-name="T213">","</text:span><text:span text:style-name="T214">ok</text:span><text:span text:style-name="T215">","</text:span><text:span text:style-name="T216">23</text:span><text:span text:style-name="T217">"};</text:span></text:p>
      <text:p text:style-name="P218"><text:span text:style-name="T219">        </text:span><text:span text:style-name="T220">int</text:span><text:span text:style-name="T221">[]</text:span><text:span text:style-name="T222"> intTab </text:span><text:span text:style-name="T223">=</text:span><text:span text:style-name="T224"> </text:span><text:span text:style-name="T225">convertTab</text:span><text:span text:style-name="T226">(</text:span><text:span text:style-name="T227">tab</text:span><text:span text:style-name="T228">);</text:span></text:p>
      <text:p text:style-name="P229"><text:span text:style-name="T230">        </text:span><text:span text:style-name="T231">showTab</text:span><text:span text:style-name="T232">(</text:span><text:span text:style-name="T233">intTab</text:span><text:span text:style-name="T234">);</text:span></text:p>
      <text:p text:style-name="P235"><text:span text:style-name="T236">    </text:span><text:span text:style-name="T237">}</text:span></text:p>
      <text:p text:style-name="P238"/>
      <text:p text:style-name="P239"/>
      <text:p text:style-name="P240">3. Ajoutez une méthode de classe affichant le contenu d’un tableau d’entiers passé en paramètres.</text:p>
      <text:p text:style-name="P241"/>
      <text:p text:style-name="P242">#2.3.1<text:s/>méthode ajoutée</text:p>
      <text:p text:style-name="P243"><text:span text:style-name="T244">    </text:span><text:span text:style-name="T245">public</text:span><text:span text:style-name="T246"> </text:span><text:span text:style-name="T247">static</text:span><text:span text:style-name="T248"> </text:span><text:span text:style-name="T249">void</text:span><text:span text:style-name="T250"> </text:span><text:span text:style-name="T251">showTab</text:span><text:span text:style-name="T252">(</text:span><text:span text:style-name="T253">int</text:span><text:span text:style-name="T254">[]</text:span><text:span text:style-name="T255"> </text:span><text:span text:style-name="T256">intTab</text:span><text:span text:style-name="T257">){</text:span></text:p>
      <text:p text:style-name="P258"><text:span text:style-name="T259">        </text:span><text:span text:style-name="T260">for</text:span><text:span text:style-name="T261">(</text:span><text:span text:style-name="T262">int</text:span><text:span text:style-name="T263"> i</text:span><text:span text:style-name="T264">=</text:span><text:span text:style-name="T265">0</text:span><text:span text:style-name="T266">;</text:span><text:span text:style-name="T267"> i</text:span><text:span text:style-name="T268">&lt;</text:span><text:span text:style-name="T269">intTab</text:span><text:span text:style-name="T270">.</text:span><text:span text:style-name="T271">length</text:span><text:span text:style-name="T272">;</text:span><text:span text:style-name="T273"> i</text:span><text:span text:style-name="T274">++</text:span><text:span text:style-name="T275">){</text:span></text:p>
      <text:p text:style-name="P276"><text:span text:style-name="T277">            System</text:span><text:span text:style-name="T278">.</text:span><text:span text:style-name="T279">out</text:span><text:span text:style-name="T280">.</text:span><text:span text:style-name="T281">println</text:span><text:span text:style-name="T282">(</text:span><text:span text:style-name="T283">intTab</text:span><text:span text:style-name="T284">[</text:span><text:span text:style-name="T285">i</text:span><text:span text:style-name="T286">]);</text:span></text:p>
      <text:p text:style-name="P287"><text:span text:style-name="T288">        </text:span><text:span text:style-name="T289">}</text:span></text:p>
      <text:p text:style-name="P290"><text:span text:style-name="T291">    </text:span><text:span text:style-name="T292">}</text:span></text:p>
      <text:p text:style-name="P293"/>
      <text:p text:style-name="P294">#2.3.2 Que se passe-t-il au niveau de la machine virtuelle en cas de dépassement de lecture des éléments d’un tableau, par exemple dans la méthode précédente ? Pourquoi ceci n’a-t-il pas mené à une erreur de compilation ?</text:p>
      <text:p text:style-name="P295">Exception in thread "main" java.lang.ArrayIndexOutOfBoundsException: 5</text:p>
      <text:p text:style-name="P296"><text:s text:c="8"/>at tableau.App.showTab(App.java:15)</text:p>
      <text:p text:style-name="P297"><text:s text:c="8"/>at tableau.App.main(App.java:10)</text:p>
      <text:p text:style-name="P298">Car c’est au moment de l’exécution que l’exception se produit<text:s/></text:p>
      <text:p text:style-name="P299"/>
      <text:p text:style-name="P300"/>
      <text:p text:style-name="P301">4. Ajoutez une méthode à la classe retournant la valeur maximale des valeurs d’un tableau d’entiers passé en paramètre. Pensez à une valeur adaptée dans le cas d'un tableau vide.</text:p>
      <text:p text:style-name="P302"/>
      <text:p text:style-name="P303">#2.4.1 méthode ajoutée</text:p>
      <text:p text:style-name="P304"><text:span text:style-name="T305">    </text:span><text:span text:style-name="T306">public</text:span><text:span text:style-name="T307"> </text:span><text:span text:style-name="T308">static</text:span><text:span text:style-name="T309"> </text:span><text:span text:style-name="T310">int</text:span><text:span text:style-name="T311"> </text:span><text:span text:style-name="T312">maxVal</text:span><text:span text:style-name="T313">(</text:span><text:span text:style-name="T314">int</text:span><text:span text:style-name="T315">[]</text:span><text:span text:style-name="T316"> </text:span><text:span text:style-name="T317">tab</text:span><text:span text:style-name="T318">){</text:span></text:p>
      <text:p text:style-name="P319"><text:span text:style-name="T320">        </text:span><text:span text:style-name="T321">if</text:span><text:span text:style-name="T322">(</text:span><text:span text:style-name="T323">tab</text:span><text:span text:style-name="T324">.</text:span><text:span text:style-name="T325">length</text:span><text:span text:style-name="T326">&gt;</text:span><text:span text:style-name="T327">0</text:span><text:span text:style-name="T328">){</text:span></text:p>
      <text:p text:style-name="P329"><text:span text:style-name="T330">            </text:span><text:span text:style-name="T331">int</text:span><text:span text:style-name="T332"> max </text:span><text:span text:style-name="T333">=</text:span><text:span text:style-name="T334"> tab</text:span><text:span text:style-name="T335">[</text:span><text:span text:style-name="T336">0</text:span><text:span text:style-name="T337">];</text:span></text:p>
      <text:p text:style-name="P338"><text:span text:style-name="T339">            </text:span><text:span text:style-name="T340">for</text:span><text:span text:style-name="T341">(</text:span><text:span text:style-name="T342">int</text:span><text:span text:style-name="T343"> i</text:span><text:span text:style-name="T344">=</text:span><text:span text:style-name="T345">0</text:span><text:span text:style-name="T346">;</text:span><text:span text:style-name="T347"> i</text:span><text:span text:style-name="T348">&lt;</text:span><text:span text:style-name="T349">tab</text:span><text:span text:style-name="T350">.</text:span><text:span text:style-name="T351">length</text:span><text:span text:style-name="T352">;</text:span><text:span text:style-name="T353"> i</text:span><text:span text:style-name="T354">++</text:span><text:span text:style-name="T355">){</text:span></text:p>
      <text:p text:style-name="P356"><text:span text:style-name="T357">                </text:span><text:span text:style-name="T358">if</text:span><text:span text:style-name="T359">(</text:span><text:span text:style-name="T360">tab</text:span><text:span text:style-name="T361">[</text:span><text:span text:style-name="T362">i</text:span><text:span text:style-name="T363">]</text:span><text:span text:style-name="T364">&gt;</text:span><text:span text:style-name="T365">max</text:span><text:span text:style-name="T366">){</text:span></text:p>
      <text:p text:style-name="P367"><text:span text:style-name="T368">                    max </text:span><text:span text:style-name="T369">=</text:span><text:span text:style-name="T370"> tab</text:span><text:span text:style-name="T371">[</text:span><text:span text:style-name="T372">i</text:span><text:span text:style-name="T373">];</text:span></text:p>
      <text:p text:style-name="P374"><text:span text:style-name="T375">                </text:span><text:span text:style-name="T376">}</text:span></text:p>
      <text:p text:style-name="P377"><text:span text:style-name="T378">            </text:span><text:span text:style-name="T379">}</text:span></text:p>
      <text:p text:style-name="P380"><text:span text:style-name="T381">            </text:span><text:span text:style-name="T382">return</text:span><text:span text:style-name="T383"> max</text:span><text:span text:style-name="T384">;</text:span></text:p>
      <text:p text:style-name="P385"><text:span text:style-name="T386">        </text:span><text:span text:style-name="T387">}</text:span><text:span text:style-name="T388">else</text:span></text:p>
      <text:p text:style-name="P389"><text:span text:style-name="T390">            System</text:span><text:span text:style-name="T391">.</text:span><text:span text:style-name="T392">out</text:span><text:span text:style-name="T393">.</text:span><text:span text:style-name="T394">println</text:span><text:span text:style-name="T395">("</text:span><text:span text:style-name="T396">Tab is empty</text:span><text:span text:style-name="T397">");</text:span></text:p>
      <text:p text:style-name="P398"><text:span text:style-name="T399">            </text:span><text:span text:style-name="T400">return</text:span><text:span text:style-name="T401"> </text:span><text:span text:style-name="T402">1</text:span><text:span text:style-name="T403">;</text:span></text:p>
      <text:p text:style-name="P404"><text:span text:style-name="T405">    </text:span><text:span text:style-name="T406">}</text:span></text:p>
      <text:p text:style-name="P407"><text:span text:style-name="T408"><text:tab/></text:span></text:p>
      <text:p text:style-name="P409">#2.4.2 test de la méthode ajoutée</text:p>
      <text:p text:style-name="P410"><text:span text:style-name="T411">    </text:span><text:span text:style-name="T412">public</text:span><text:span text:style-name="T413"> </text:span><text:span text:style-name="T414">static</text:span><text:span text:style-name="T415"> </text:span><text:span text:style-name="T416">void</text:span><text:span text:style-name="T417"> </text:span><text:span text:style-name="T418">main</text:span><text:span text:style-name="T419">(</text:span><text:span text:style-name="T420">String</text:span><text:span text:style-name="T421">[]</text:span><text:span text:style-name="T422"> </text:span><text:span text:style-name="T423">args</text:span><text:span text:style-name="T424">)</text:span><text:span text:style-name="T425"> </text:span><text:span text:style-name="T426">{</text:span></text:p>
      <text:p text:style-name="P427"><text:span text:style-name="T428">        </text:span><text:span text:style-name="T429">String</text:span><text:span text:style-name="T430">[]</text:span><text:span text:style-name="T431"> tab </text:span><text:span text:style-name="T432">=</text:span><text:span text:style-name="T433"> </text:span><text:span text:style-name="T434">{"</text:span><text:span text:style-name="T435">1</text:span><text:span text:style-name="T436">","</text:span><text:span text:style-name="T437">2</text:span><text:span text:style-name="T438">","</text:span><text:span text:style-name="T439">123</text:span><text:span text:style-name="T440">","</text:span><text:span text:style-name="T441">ok</text:span><text:span text:style-name="T442">","</text:span><text:span text:style-name="T443">23</text:span><text:span text:style-name="T444">"};</text:span></text:p>
      <text:soft-page-break/>
      <text:p text:style-name="P445"><text:span text:style-name="T446">        </text:span><text:span text:style-name="T447">int</text:span><text:span text:style-name="T448">[]</text:span><text:span text:style-name="T449"> intTab </text:span><text:span text:style-name="T450">=</text:span><text:span text:style-name="T451"> </text:span><text:span text:style-name="T452">convertTab</text:span><text:span text:style-name="T453">(</text:span><text:span text:style-name="T454">tab</text:span><text:span text:style-name="T455">);</text:span></text:p>
      <text:p text:style-name="P456"><text:span text:style-name="T457">        </text:span><text:span text:style-name="T458">//showTab(intTab);</text:span></text:p>
      <text:p text:style-name="P459"><text:span text:style-name="T460">        System</text:span><text:span text:style-name="T461">.</text:span><text:span text:style-name="T462">out</text:span><text:span text:style-name="T463">.</text:span><text:span text:style-name="T464">println</text:span><text:span text:style-name="T465">(</text:span><text:span text:style-name="T466">maxVal</text:span><text:span text:style-name="T467">(</text:span><text:span text:style-name="T468">intTab</text:span><text:span text:style-name="T469">));</text:span></text:p>
      <text:p text:style-name="P470"><text:span text:style-name="T471">    </text:span><text:span text:style-name="T472">}</text:span></text:p>
      <text:p text:style-name="P473"/>
      <text:p text:style-name="P474">123</text:p>
      <text:p text:style-name="P475"/>
      <text:p text:style-name="P476"/>
      <text:p text:style-name="P477">5. On<text:s/>souhaite ajouter une méthode de classe qui permettrait d’échanger la valeur minimale d’un premier tableau d’entiers transmis en paramètre avec la valeur maximale d’un second tableau d’entiers.</text:p>
      <text:p text:style-name="P478"/>
      <text:p text:style-name="P479">#2.5.1<text:s/>méthode ajoutée si cela est possible</text:p>
      <text:p text:style-name="P480">...</text:p>
      <text:p text:style-name="P481"/>
      <text:p text:style-name="P482"/>
      <text:p text:style-name="P483">#2.5.2 test de la méthode ajoutée</text:p>
      <text:p text:style-name="P484">...</text:p>
      <text:p text:style-name="P485"/>
      <text:p text:style-name="P486"/>
      <text:p text:style-name="P487"/>
      <text:p text:style-name="P488"/>
      <text:p text:style-name="P489">6. On souhaite maintenant ajouter une méthode de classe qui retourne la somme des entiers transmis en acceptant un nombre quelconque d’entiers directement en paramètres de la méthode.</text:p>
      <text:p text:style-name="P490"/>
      <text:p text:style-name="P491">#2.6.1 méthode ajoutée si cela est possible</text:p>
      <text:p text:style-name="P492">...</text:p>
      <text:p text:style-name="P493"/>
      <text:p text:style-name="P494"/>
      <text:p text:style-name="P495">#2.6.2 test de la méthode ajoutée</text:p>
      <text:p text:style-name="P496">...</text:p>
      <text:p text:style-name="P497"/>
      <text:p text:style-name="P498"/>
      <text:p text:style-name="P499"/>
      <text:p text:style-name="P500"><text:span text:style-name="T501">7. Créez un fichier JAR ne contenant que le code compilé de votre classe, et utilisez-le dans la méthode<text:s/></text:span><text:span text:style-name="T502">main</text:span><text:span text:style-name="T503"><text:s/>d’une nouvelle classe d'un autre packag</text:span><text:span text:style-name="T504">e de votre choix. Créez automatiquement la documentation Javadoc de votre classe.</text:span></text:p>
      <text:p text:style-name="P505"/>
      <text:p text:style-name="P506">#2.7.1 nouvelle classe ajoutée</text:p>
      <text:p text:style-name="P507">...</text:p>
      <text:p text:style-name="P508"/>
      <text:p text:style-name="P509"/>
      <text:p text:style-name="P510">#2.7.2 Quelles sont les étapes pour la création de la Javadoc et de l'archive JAR ?</text:p>
      <text:p text:style-name="P511">...</text:p>
      <text:p text:style-name="P512"/>
      <text:p text:style-name="P513"/>
      <text:p text:style-name="P514"/>
      <text:p text:style-name="P515"/>
      <text:soft-page-break/>
      <text:p text:style-name="P516">Transmettre par courrier<text:s/>électronique:</text:p>
      <text:p text:style-name="P517"><text:tab/>to : aurelien.max@u-psud.fr</text:p>
      <text:p text:style-name="P518"><text:span text:style-name="T519"><text:tab/>title : [Polytech &gt; App3] rendu exo2 MonPrénom MonNom</text:span></text:p>
      <text:p text:style-name="P520"><text:span text:style-name="T521"><text:tab/>attached : <text:s/>app3_java_exo2_MonPrénomMonNom.odt</text:span></text:p>
      <text:p text:style-name="P522"/>
      <text:p text:style-name="P5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bin" svg:font-family="Cabin" style:font-family-generic="system" style:font-pitch="variable"/>
    <style:font-face style:name="Consolas" svg:font-family="Consolas" style:font-family-generic="modern" style:font-pitch="fixed" svg:panose-1="2 11 6 9 2 2 4 3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even Kerautret</dc:creator>
    <meta:creation-date>2019-10-10T09:23:00Z</meta:creation-date>
    <dc:date>2019-10-10T09:23:00Z</dc:date>
    <meta:template xlink:href="Normal.dotm" xlink:type="simple"/>
    <meta:editing-cycles>2</meta:editing-cycles>
    <meta:editing-duration>PT60S</meta:editing-duration>
    <meta:document-statistic meta:page-count="4" meta:paragraph-count="8" meta:word-count="653" meta:character-count="4239" meta:row-count="29" meta:non-whitespace-character-count="3594"/>
  </office:meta>
</office:document-meta>
</file>